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B000001C63BB88DD563FD5B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P3" style:family="paragraph" style:parent-style-name="Standard">
      <style:text-properties officeooo:rsid="0010fbee" officeooo:paragraph-rsid="0014fe2c"/>
    </style:style>
    <style:style style:name="T1" style:family="text">
      <style:text-properties officeooo:rsid="000970bf"/>
    </style:style>
    <style:style style:name="T2" style:family="text">
      <style:text-properties officeooo:rsid="000d1b2e"/>
    </style:style>
    <style:style style:name="T3" style:family="text">
      <style:text-properties officeooo:rsid="001181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3">670 – EMITIR NF VENDA ZVAR.</text:span></text:p>
      <text:p text:style-name="P1"/>
      <text:p text:style-name="P1"><draw:frame draw:style-name="fr1" draw:name="Figura1" text:anchor-type="paragraph" svg:width="17cm" svg:height="9.707cm" draw:z-index="0"><draw:image xlink:href="Pictures/100000000000031B000001C63BB88DD563FD5B1D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5T11:10:55.207000000</dc:date>
    <meta:editing-duration>PT4H20M14S</meta:editing-duration>
    <meta:editing-cycles>15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7" meta:character-count="39" meta:non-whitespace-character-count="31"/>
  </office:meta>
</office:document-meta>
</file>